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04815526066700116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6484956969074786406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7131899288647812604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5707406074932617407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15.6 in the last week 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Sat Oct 14, 2017 no running</text:p>
      <text:p text:style-name="P16"/>
      <text:p text:style-name="P16">Sun Oct 15, 2017 <text:span text:style-name="T1">26.2 miles </text:span></text:p>
      <text:p text:style-name="P16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2,000 runners in the marathon. <text:s/>I had 10 family members and friends out on the course and at the end cheering for me. <text:s/>Time: 4:26:12</text:p>
      <text:p text:style-name="P16"/>
      <text:p text:style-name="P16">Mon Oct 16, 2017 <text:s/><text:span text:style-name="T1">3 miles</text:span></text:p>
      <text:p text:style-name="P16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6"/>
      <text:p text:style-name="P16">Tues Oct 17, 2017 <text:span text:style-name="T1">3 miles</text:span></text:p>
      <text:p text:style-name="P16">I walked and ran 3 miles.</text:p>
      <text:p text:style-name="P16"/>
      <text:p text:style-name="P16">Wed Oct 18, 2017 <text:span text:style-name="T1">3.35 miles</text:span></text:p>
      <text:p text:style-name="P16">I ran 3 miles on walking paths. Splits: 9:17, 8:39, 8:41 <text:s/>average pace = 8:52/mile</text:p>
      <text:p text:style-name="P16">I walked 0.35 miles at average pace of 15:18/mile. </text:p>
      <text:p text:style-name="P16"/>
      <text:p text:style-name="P16">Thur Oct 19, 2017 <text:span text:style-name="T1">4.5 miles</text:span></text:p>
      <text:p text:style-name="P16">jogged ¼ mile </text:p>
      <text:p text:style-name="P16">I ran 4 miles on walking and bike paths in 35:41, out in 18:13 and back in 17:28.</text:p>
      <text:p text:style-name="P16">jogged ¼ mile</text:p>
      <text:p text:style-name="P16"/>
      <text:p text:style-name="P16">Fri Oct 20, 2017 <text:span text:style-name="T1">5 miles</text:span></text:p>
      <text:p text:style-name="P16">jogged ½ mile </text:p>
      <text:p text:style-name="P16">I did the same run as yesterday only faster.</text:p>
      <text:p text:style-name="P16">I ran 4 miles on walking and bike paths in 34:36, out in 17:55 and back in 16:41.</text:p>
      <text:p text:style-name="P16">jogged ½ mile</text:p>
      <text:p text:style-name="P16"/>
      <text:p text:style-name="P15">45.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1-20T15:33:06.40</dc:date>
    <dc:creator>James Lombardi</dc:creator>
    <meta:editing-duration>P1DT11H30M21S</meta:editing-duration>
    <meta:editing-cycles>182</meta:editing-cycles>
    <meta:generator>OpenOffice/4.1.2$Win32 OpenOffice.org_project/412m3$Build-9782</meta:generator>
    <meta:document-statistic meta:table-count="0" meta:image-count="0" meta:object-count="0" meta:page-count="15" meta:paragraph-count="277" meta:word-count="4721" meta:character-count="23728"/>
  </office:meta>
</office:document-meta>
</file>